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1476" officeooo:paragraph-rsid="00106799"/>
    </style:style>
    <style:style style:name="P2" style:family="paragraph" style:parent-style-name="Standard">
      <style:text-properties officeooo:rsid="000d1476" officeooo:paragraph-rsid="001ea5ef"/>
    </style:style>
    <style:style style:name="P3" style:family="paragraph" style:parent-style-name="Standard">
      <style:text-properties officeooo:rsid="00106799" officeooo:paragraph-rsid="00106799"/>
    </style:style>
    <style:style style:name="P4" style:family="paragraph" style:parent-style-name="Standard">
      <style:text-properties officeooo:rsid="00196498" officeooo:paragraph-rsid="00196498"/>
    </style:style>
    <style:style style:name="P5" style:family="paragraph" style:parent-style-name="Standard">
      <style:text-properties officeooo:rsid="00277560" officeooo:paragraph-rsid="00277560"/>
    </style:style>
    <style:style style:name="P6" style:family="paragraph" style:parent-style-name="Standard">
      <style:text-properties style:text-underline-style="solid" style:text-underline-width="auto" style:text-underline-color="font-color" officeooo:rsid="00106799" officeooo:paragraph-rsid="001ea5ef"/>
    </style:style>
    <style:style style:name="P7" style:family="paragraph" style:parent-style-name="Standard">
      <style:text-properties style:text-underline-style="solid" style:text-underline-width="auto" style:text-underline-color="font-color" officeooo:rsid="00106799" officeooo:paragraph-rsid="00106799"/>
    </style:style>
    <style:style style:name="P8" style:family="paragraph" style:parent-style-name="Standard">
      <style:text-properties style:text-underline-style="solid" style:text-underline-width="auto" style:text-underline-color="font-color" officeooo:rsid="000ea8a2" officeooo:paragraph-rsid="000ea8a2"/>
    </style:style>
    <style:style style:name="P9" style:family="paragraph" style:parent-style-name="Standard">
      <style:text-properties style:text-underline-style="solid" style:text-underline-width="auto" style:text-underline-color="font-color" officeooo:rsid="000d1476" officeooo:paragraph-rsid="00106799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ea8a2" officeooo:paragraph-rsid="000ea8a2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f4bc4" officeooo:paragraph-rsid="001f4bc4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06799" officeooo:paragraph-rsid="00106799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9b56" officeooo:paragraph-rsid="00159b56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159b56" officeooo:paragraph-rsid="00159b56"/>
    </style:style>
    <style:style style:name="T1" style:family="text">
      <style:text-properties officeooo:rsid="00106799"/>
    </style:style>
    <style:style style:name="T2" style:family="text">
      <style:text-properties officeooo:rsid="00143011"/>
    </style:style>
    <style:style style:name="T3" style:family="text">
      <style:text-properties officeooo:rsid="00169b90"/>
    </style:style>
    <style:style style:name="T4" style:family="text">
      <style:text-properties officeooo:rsid="001b2616"/>
    </style:style>
    <style:style style:name="T5" style:family="text">
      <style:text-properties officeooo:rsid="002573e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b2616"/>
    </style:style>
    <style:style style:name="T8" style:family="text">
      <style:text-properties officeooo:rsid="0030a2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*Actualités :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Contenu actualités :</text:p>
            <text:p text:style-name="P5">Rectangle pour chaque sujet =&gt; Lien cliquable renvoyant vers la page du sujet développé (non indexé, uniquement trouvable via future barre de recherche)</text:p>
          </table:table-cell>
        </table:table-row>
      </table:table>
      <text:p text:style-name="P2"/>
      <text:p text:style-name="P8">*L’association (dropdown link) :</text:p>
      <text:p text:style-name="P10">- Histoire de l’association</text:p>
      <text:p text:style-name="P10">- Les membres</text:p>
      <text:p text:style-name="P10">- <text:span text:style-name="T1">Nos convictions</text:span></text:p>
      <text:p text:style-name="P11">- Nos locaux</text:p>
      <text:p text:style-name="P11"/>
      <text:p text:style-name="P7">*Nos actions :</text:p>
      <text:p text:style-name="P12">- <text:span text:style-name="T2">Concentration motard</text:span></text:p>
      <text:p text:style-name="P13">- Motos de l’Espoir<text:span text:style-name="T8">(page contenant un lien vers toute les éditions 2018 2017 + présentation de l’événement).</text:span></text:p>
      <text:p text:style-name="P14"/>
      <text:p text:style-name="P3"/>
      <text:p text:style-name="P4"><text:span text:style-name="T6">*Nos partenaires ( </text:span><text:span text:style-name="T7">Mairies, entreprises )</text:span><text:span text:style-name="T4"><text:line-break/><text:line-break/></text:span><text:span text:style-name="T7">*Nos collaborateurs/bénévoles (voir Charles-Henri)</text:span></text:p>
      <text:p text:style-name="P1"/>
      <text:p text:style-name="P9">*<text:span text:style-name="T5">Contact</text:span></text:p>
      <text:p text:style-name="P1"/>
      <text:p text:style-name="P9">*<text:span text:style-name="T5">Remercie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1:28:28.083646323</meta:creation-date>
    <dc:date>2018-05-11T22:42:44.664408913</dc:date>
    <meta:editing-duration>PT1H14M5S</meta:editing-duration>
    <meta:editing-cycles>27</meta:editing-cycles>
    <meta:generator>LibreOffice/5.2.7.2$Linux_X86_64 LibreOffice_project/20m0$Build-2</meta:generator>
    <meta:document-statistic meta:table-count="1" meta:image-count="0" meta:object-count="0" meta:page-count="1" meta:paragraph-count="14" meta:word-count="80" meta:character-count="545" meta:non-whitespace-character-count="478"/>
  </office:meta>
</office:document-meta>
</file>